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1Intro<text:tab/>2</text:p>
          <text:p text:style-name="P1">2Image prepare<text:tab/>2</text:p>
          <text:p text:style-name="P3">2.1Parting<text:tab/>2</text:p>
          <text:p text:style-name="P1">3Creating<text:tab/>2</text:p>
          <text:p text:style-name="P1">4First Install and Update<text:tab/>3</text:p>
          <text:p text:style-name="P1">5Prep 4 X<text:tab/>3</text:p>
          <text:p text:style-name="P1">6Add JRE<text:tab/>3</text:p>
          <text:p text:style-name="P1">7Links<text:tab/>4</text:p>
          <text:p text:style-name="P3">7.1alarm<text:tab/>4</text:p>
          <text:p text:style-name="P3">7.2Hints<text:tab/>4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2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Screen 800x480 and USB Audio Interface.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/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><text:soft-page-break/></text:p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Text_20_body">start with</text:p>
      <text:p text:style-name="Code">startx startlxde</text:p>
      <text:p text:style-name="Text_20_body"/>
      <text:p text:style-name="Text_20_body"/>
      <text:p text:style-name="Text_20_body"/>
      <text:h text:style-name="Heading_20_1" text:outline-level="1">Prep 4 X</text:h>
      <text:p text:style-name="Text_20_body"/>
      <text:p text:style-name="Text_20_body"/>
      <text:h text:style-name="Heading_20_1" text:outline-level="1">Add JRE</text:h>
      <text:p text:style-name="Text_20_body"/>
      <text:p text:style-name="Text_20_body"/>
      <text:p text:style-name="Text_20_body"/>
      <text:h text:style-name="P2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09T12:06:31.96</dc:date>
    <meta:editing-duration>PT3H57M53S</meta:editing-duration>
    <meta:editing-cycles>24</meta:editing-cycles>
    <meta:generator>OpenOffice/4.1.5$Win32 OpenOffice.org_project/415m1$Build-9789</meta:generator>
    <meta:document-statistic meta:table-count="0" meta:image-count="0" meta:object-count="0" meta:page-count="4" meta:paragraph-count="74" meta:word-count="342" meta:character-count="1978"/>
  </office:meta>
</office:document-meta>
</file>